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0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row table:style-name="ro1">
          <table:table-cell table:style-name="ce1" office:value-type="string" calcext:value-type="string">
            <text:p>Amt: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Amt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ct</text:p>
          </table:table-cell>
        </table:table-row>
        <table:table-row table:style-name="ro1">
          <table:table-cell table:style-name="ce1" office:value-type="string" calcext:value-type="string">
            <text:p>w1: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SUM([.F2:.H2])" office:value-type="float" office:value="200" calcext:value-type="float">
            <text:p>200</text:p>
          </table:table-cell>
          <table:table-cell table:formula="of:=FLOOR([.$B$1]*[.$B$2]*[.D2]/(50 * [.$B$5]); 1; 0)" office:value-type="float" office:value="0" calcext:value-type="float">
            <text:p>0</text:p>
          </table:table-cell>
          <table:table-cell table:formula="of:=FLOOR([.$B$1]*[.$B$3]*[.D2]*[.D2]/(50*50*[.$B$5]); 1; 0)" office:value-type="float" office:value="0" calcext:value-type="float">
            <text:p>0</text:p>
          </table:table-cell>
          <table:table-cell table:formula="of:=FLOOR([.$B$1]*[.$B$4]*[.D2]*[.D2]*[.D2]/(50*50*50*[.$B$5]); 1; 0)" office:value-type="float" office:value="200" calcext:value-type="float">
            <text:p>200</text:p>
          </table:table-cell>
          <table:table-cell table:formula="of:=[.E2]/[.$B$1]" office:value-type="percentage" office:value="1" calcext:value-type="percentage">
            <text:p>100%</text:p>
          </table:table-cell>
        </table:table-row>
        <table:table-row table:style-name="ro1">
          <table:table-cell table:style-name="ce1" office:value-type="string" calcext:value-type="string">
            <text:p>w2: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F3:.H3])" office:value-type="float" office:value="188" calcext:value-type="float">
            <text:p>188</text:p>
          </table:table-cell>
          <table:table-cell table:formula="of:=FLOOR([.$B$1]*[.$B$2]*[.D3]/(50 * [.$B$5]); 1; 0)" office:value-type="float" office:value="0" calcext:value-type="float">
            <text:p>0</text:p>
          </table:table-cell>
          <table:table-cell table:formula="of:=FLOOR([.$B$1]*[.$B$3]*[.D3]*[.D3]/(50*50*[.$B$5]); 1; 0)" office:value-type="float" office:value="0" calcext:value-type="float">
            <text:p>0</text:p>
          </table:table-cell>
          <table:table-cell table:formula="of:=FLOOR([.$B$1]*[.$B$4]*[.D3]*[.D3]*[.D3]/(50*50*50*[.$B$5]); 1; 0)" office:value-type="float" office:value="188" calcext:value-type="float">
            <text:p>188</text:p>
          </table:table-cell>
          <table:table-cell table:formula="of:=[.E3]/[.$B$1]" office:value-type="percentage" office:value="0.94" calcext:value-type="percentage">
            <text:p>94%</text:p>
          </table:table-cell>
        </table:table-row>
        <table:table-row table:style-name="ro1">
          <table:table-cell table:style-name="ce1" office:value-type="string" calcext:value-type="string">
            <text:p>w3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F4:.H4])" office:value-type="float" office:value="176" calcext:value-type="float">
            <text:p>176</text:p>
          </table:table-cell>
          <table:table-cell table:formula="of:=FLOOR([.$B$1]*[.$B$2]*[.D4]/(50 * [.$B$5]); 1; 0)" office:value-type="float" office:value="0" calcext:value-type="float">
            <text:p>0</text:p>
          </table:table-cell>
          <table:table-cell table:formula="of:=FLOOR([.$B$1]*[.$B$3]*[.D4]*[.D4]/(50*50*[.$B$5]); 1; 0)" office:value-type="float" office:value="0" calcext:value-type="float">
            <text:p>0</text:p>
          </table:table-cell>
          <table:table-cell table:formula="of:=FLOOR([.$B$1]*[.$B$4]*[.D4]*[.D4]*[.D4]/(50*50*50*[.$B$5]); 1; 0)" office:value-type="float" office:value="176" calcext:value-type="float">
            <text:p>176</text:p>
          </table:table-cell>
          <table:table-cell table:formula="of:=[.E4]/[.$B$1]" office:value-type="percentage" office:value="0.88" calcext:value-type="percentage">
            <text:p>88%</text:p>
          </table:table-cell>
        </table:table-row>
        <table:table-row table:style-name="ro1">
          <table:table-cell/>
          <table:table-cell table:formula="of:=SUM([.B2:.B4])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F5:.H5])" office:value-type="float" office:value="166" calcext:value-type="float">
            <text:p>166</text:p>
          </table:table-cell>
          <table:table-cell table:formula="of:=FLOOR([.$B$1]*[.$B$2]*[.D5]/(50 * [.$B$5]); 1; 0)" office:value-type="float" office:value="0" calcext:value-type="float">
            <text:p>0</text:p>
          </table:table-cell>
          <table:table-cell table:formula="of:=FLOOR([.$B$1]*[.$B$3]*[.D5]*[.D5]/(50*50*[.$B$5]); 1; 0)" office:value-type="float" office:value="0" calcext:value-type="float">
            <text:p>0</text:p>
          </table:table-cell>
          <table:table-cell table:formula="of:=FLOOR([.$B$1]*[.$B$4]*[.D5]*[.D5]*[.D5]/(50*50*50*[.$B$5]); 1; 0)" office:value-type="float" office:value="166" calcext:value-type="float">
            <text:p>166</text:p>
          </table:table-cell>
          <table:table-cell table:formula="of:=[.E5]/[.$B$1]" office:value-type="percentage" office:value="0.83" calcext:value-type="percentage">
            <text:p>83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SUM([.F6:.H6])" office:value-type="float" office:value="155" calcext:value-type="float">
            <text:p>155</text:p>
          </table:table-cell>
          <table:table-cell table:formula="of:=FLOOR([.$B$1]*[.$B$2]*[.D6]/(50 * [.$B$5]); 1; 0)" office:value-type="float" office:value="0" calcext:value-type="float">
            <text:p>0</text:p>
          </table:table-cell>
          <table:table-cell table:formula="of:=FLOOR([.$B$1]*[.$B$3]*[.D6]*[.D6]/(50*50*[.$B$5]); 1; 0)" office:value-type="float" office:value="0" calcext:value-type="float">
            <text:p>0</text:p>
          </table:table-cell>
          <table:table-cell table:formula="of:=FLOOR([.$B$1]*[.$B$4]*[.D6]*[.D6]*[.D6]/(50*50*50*[.$B$5]); 1; 0)" office:value-type="float" office:value="155" calcext:value-type="float">
            <text:p>155</text:p>
          </table:table-cell>
          <table:table-cell table:formula="of:=[.E6]/[.$B$1]" office:value-type="percentage" office:value="0.775" calcext:value-type="percentage">
            <text:p>78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SUM([.F7:.H7])" office:value-type="float" office:value="145" calcext:value-type="float">
            <text:p>145</text:p>
          </table:table-cell>
          <table:table-cell table:formula="of:=FLOOR([.$B$1]*[.$B$2]*[.D7]/(50 * [.$B$5]); 1; 0)" office:value-type="float" office:value="0" calcext:value-type="float">
            <text:p>0</text:p>
          </table:table-cell>
          <table:table-cell table:formula="of:=FLOOR([.$B$1]*[.$B$3]*[.D7]*[.D7]/(50*50*[.$B$5]); 1; 0)" office:value-type="float" office:value="0" calcext:value-type="float">
            <text:p>0</text:p>
          </table:table-cell>
          <table:table-cell table:formula="of:=FLOOR([.$B$1]*[.$B$4]*[.D7]*[.D7]*[.D7]/(50*50*50*[.$B$5]); 1; 0)" office:value-type="float" office:value="145" calcext:value-type="float">
            <text:p>145</text:p>
          </table:table-cell>
          <table:table-cell table:formula="of:=[.E7]/[.$B$1]" office:value-type="percentage" office:value="0.725" calcext:value-type="percentage">
            <text:p>73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SUM([.F8:.H8])" office:value-type="float" office:value="136" calcext:value-type="float">
            <text:p>136</text:p>
          </table:table-cell>
          <table:table-cell table:formula="of:=FLOOR([.$B$1]*[.$B$2]*[.D8]/(50 * [.$B$5]); 1; 0)" office:value-type="float" office:value="0" calcext:value-type="float">
            <text:p>0</text:p>
          </table:table-cell>
          <table:table-cell table:formula="of:=FLOOR([.$B$1]*[.$B$3]*[.D8]*[.D8]/(50*50*[.$B$5]); 1; 0)" office:value-type="float" office:value="0" calcext:value-type="float">
            <text:p>0</text:p>
          </table:table-cell>
          <table:table-cell table:formula="of:=FLOOR([.$B$1]*[.$B$4]*[.D8]*[.D8]*[.D8]/(50*50*50*[.$B$5]); 1; 0)" office:value-type="float" office:value="136" calcext:value-type="float">
            <text:p>136</text:p>
          </table:table-cell>
          <table:table-cell table:formula="of:=[.E8]/[.$B$1]" office:value-type="percentage" office:value="0.68" calcext:value-type="percentage">
            <text:p>68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SUM([.F9:.H9])" office:value-type="float" office:value="127" calcext:value-type="float">
            <text:p>127</text:p>
          </table:table-cell>
          <table:table-cell table:formula="of:=FLOOR([.$B$1]*[.$B$2]*[.D9]/(50 * [.$B$5]); 1; 0)" office:value-type="float" office:value="0" calcext:value-type="float">
            <text:p>0</text:p>
          </table:table-cell>
          <table:table-cell table:formula="of:=FLOOR([.$B$1]*[.$B$3]*[.D9]*[.D9]/(50*50*[.$B$5]); 1; 0)" office:value-type="float" office:value="0" calcext:value-type="float">
            <text:p>0</text:p>
          </table:table-cell>
          <table:table-cell table:formula="of:=FLOOR([.$B$1]*[.$B$4]*[.D9]*[.D9]*[.D9]/(50*50*50*[.$B$5]); 1; 0)" office:value-type="float" office:value="127" calcext:value-type="float">
            <text:p>127</text:p>
          </table:table-cell>
          <table:table-cell table:formula="of:=[.E9]/[.$B$1]" office:value-type="percentage" office:value="0.635" calcext:value-type="percentage">
            <text:p>64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SUM([.F10:.H10])" office:value-type="float" office:value="118" calcext:value-type="float">
            <text:p>118</text:p>
          </table:table-cell>
          <table:table-cell table:formula="of:=FLOOR([.$B$1]*[.$B$2]*[.D10]/(50 * [.$B$5]); 1; 0)" office:value-type="float" office:value="0" calcext:value-type="float">
            <text:p>0</text:p>
          </table:table-cell>
          <table:table-cell table:formula="of:=FLOOR([.$B$1]*[.$B$3]*[.D10]*[.D10]/(50*50*[.$B$5]); 1; 0)" office:value-type="float" office:value="0" calcext:value-type="float">
            <text:p>0</text:p>
          </table:table-cell>
          <table:table-cell table:formula="of:=FLOOR([.$B$1]*[.$B$4]*[.D10]*[.D10]*[.D10]/(50*50*50*[.$B$5]); 1; 0)" office:value-type="float" office:value="118" calcext:value-type="float">
            <text:p>118</text:p>
          </table:table-cell>
          <table:table-cell table:formula="of:=[.E10]/[.$B$1]" office:value-type="percentage" office:value="0.59" calcext:value-type="percentage">
            <text:p>59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SUM([.F11:.H11])" office:value-type="float" office:value="110" calcext:value-type="float">
            <text:p>110</text:p>
          </table:table-cell>
          <table:table-cell table:formula="of:=FLOOR([.$B$1]*[.$B$2]*[.D11]/(50 * [.$B$5]); 1; 0)" office:value-type="float" office:value="0" calcext:value-type="float">
            <text:p>0</text:p>
          </table:table-cell>
          <table:table-cell table:formula="of:=FLOOR([.$B$1]*[.$B$3]*[.D11]*[.D11]/(50*50*[.$B$5]); 1; 0)" office:value-type="float" office:value="0" calcext:value-type="float">
            <text:p>0</text:p>
          </table:table-cell>
          <table:table-cell table:formula="of:=FLOOR([.$B$1]*[.$B$4]*[.D11]*[.D11]*[.D11]/(50*50*50*[.$B$5]); 1; 0)" office:value-type="float" office:value="110" calcext:value-type="float">
            <text:p>110</text:p>
          </table:table-cell>
          <table:table-cell table:formula="of:=[.E11]/[.$B$1]" office:value-type="percentage" office:value="0.55" calcext:value-type="percentage">
            <text:p>55%</text:p>
          </table:table-cell>
        </table:table-row>
        <table:table-row table:style-name="ro1"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style-name="ce4" table:formula="of:=SUM([.F12:.H12])" office:value-type="float" office:value="102" calcext:value-type="float">
            <text:p>102</text:p>
          </table:table-cell>
          <table:table-cell table:formula="of:=FLOOR([.$B$1]*[.$B$2]*[.D12]/(50 * [.$B$5]); 1; 0)" office:value-type="float" office:value="0" calcext:value-type="float">
            <text:p>0</text:p>
          </table:table-cell>
          <table:table-cell table:formula="of:=FLOOR([.$B$1]*[.$B$3]*[.D12]*[.D12]/(50*50*[.$B$5]); 1; 0)" office:value-type="float" office:value="0" calcext:value-type="float">
            <text:p>0</text:p>
          </table:table-cell>
          <table:table-cell table:formula="of:=FLOOR([.$B$1]*[.$B$4]*[.D12]*[.D12]*[.D12]/(50*50*50*[.$B$5]); 1; 0)" office:value-type="float" office:value="102" calcext:value-type="float">
            <text:p>102</text:p>
          </table:table-cell>
          <table:table-cell table:formula="of:=[.E12]/[.$B$1]" office:value-type="percentage" office:value="0.51" calcext:value-type="percentage">
            <text:p>51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SUM([.F13:.H13])" office:value-type="float" office:value="94" calcext:value-type="float">
            <text:p>94</text:p>
          </table:table-cell>
          <table:table-cell table:formula="of:=FLOOR([.$B$1]*[.$B$2]*[.D13]/(50 * [.$B$5]); 1; 0)" office:value-type="float" office:value="0" calcext:value-type="float">
            <text:p>0</text:p>
          </table:table-cell>
          <table:table-cell table:formula="of:=FLOOR([.$B$1]*[.$B$3]*[.D13]*[.D13]/(50*50*[.$B$5]); 1; 0)" office:value-type="float" office:value="0" calcext:value-type="float">
            <text:p>0</text:p>
          </table:table-cell>
          <table:table-cell table:formula="of:=FLOOR([.$B$1]*[.$B$4]*[.D13]*[.D13]*[.D13]/(50*50*50*[.$B$5]); 1; 0)" office:value-type="float" office:value="94" calcext:value-type="float">
            <text:p>94</text:p>
          </table:table-cell>
          <table:table-cell table:formula="of:=[.E13]/[.$B$1]" office:value-type="percentage" office:value="0.47" calcext:value-type="percentage">
            <text:p>47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SUM([.F14:.H14])" office:value-type="float" office:value="87" calcext:value-type="float">
            <text:p>87</text:p>
          </table:table-cell>
          <table:table-cell table:formula="of:=FLOOR([.$B$1]*[.$B$2]*[.D14]/(50 * [.$B$5]); 1; 0)" office:value-type="float" office:value="0" calcext:value-type="float">
            <text:p>0</text:p>
          </table:table-cell>
          <table:table-cell table:formula="of:=FLOOR([.$B$1]*[.$B$3]*[.D14]*[.D14]/(50*50*[.$B$5]); 1; 0)" office:value-type="float" office:value="0" calcext:value-type="float">
            <text:p>0</text:p>
          </table:table-cell>
          <table:table-cell table:formula="of:=FLOOR([.$B$1]*[.$B$4]*[.D14]*[.D14]*[.D14]/(50*50*50*[.$B$5]); 1; 0)" office:value-type="float" office:value="87" calcext:value-type="float">
            <text:p>87</text:p>
          </table:table-cell>
          <table:table-cell table:formula="of:=[.E14]/[.$B$1]" office:value-type="percentage" office:value="0.435" calcext:value-type="percentage">
            <text:p>44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SUM([.F15:.H15])" office:value-type="float" office:value="81" calcext:value-type="float">
            <text:p>81</text:p>
          </table:table-cell>
          <table:table-cell table:formula="of:=FLOOR([.$B$1]*[.$B$2]*[.D15]/(50 * [.$B$5]); 1; 0)" office:value-type="float" office:value="0" calcext:value-type="float">
            <text:p>0</text:p>
          </table:table-cell>
          <table:table-cell table:formula="of:=FLOOR([.$B$1]*[.$B$3]*[.D15]*[.D15]/(50*50*[.$B$5]); 1; 0)" office:value-type="float" office:value="0" calcext:value-type="float">
            <text:p>0</text:p>
          </table:table-cell>
          <table:table-cell table:formula="of:=FLOOR([.$B$1]*[.$B$4]*[.D15]*[.D15]*[.D15]/(50*50*50*[.$B$5]); 1; 0)" office:value-type="float" office:value="81" calcext:value-type="float">
            <text:p>81</text:p>
          </table:table-cell>
          <table:table-cell table:formula="of:=[.E15]/[.$B$1]" office:value-type="percentage" office:value="0.405" calcext:value-type="percentage">
            <text:p>41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SUM([.F16:.H16])" office:value-type="float" office:value="74" calcext:value-type="float">
            <text:p>74</text:p>
          </table:table-cell>
          <table:table-cell table:formula="of:=FLOOR([.$B$1]*[.$B$2]*[.D16]/(50 * [.$B$5]); 1; 0)" office:value-type="float" office:value="0" calcext:value-type="float">
            <text:p>0</text:p>
          </table:table-cell>
          <table:table-cell table:formula="of:=FLOOR([.$B$1]*[.$B$3]*[.D16]*[.D16]/(50*50*[.$B$5]); 1; 0)" office:value-type="float" office:value="0" calcext:value-type="float">
            <text:p>0</text:p>
          </table:table-cell>
          <table:table-cell table:formula="of:=FLOOR([.$B$1]*[.$B$4]*[.D16]*[.D16]*[.D16]/(50*50*50*[.$B$5]); 1; 0)" office:value-type="float" office:value="74" calcext:value-type="float">
            <text:p>74</text:p>
          </table:table-cell>
          <table:table-cell table:formula="of:=[.E16]/[.$B$1]" office:value-type="percentage" office:value="0.37" calcext:value-type="percentage">
            <text:p>37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SUM([.F17:.H17])" office:value-type="float" office:value="68" calcext:value-type="float">
            <text:p>68</text:p>
          </table:table-cell>
          <table:table-cell table:formula="of:=FLOOR([.$B$1]*[.$B$2]*[.D17]/(50 * [.$B$5]); 1; 0)" office:value-type="float" office:value="0" calcext:value-type="float">
            <text:p>0</text:p>
          </table:table-cell>
          <table:table-cell table:formula="of:=FLOOR([.$B$1]*[.$B$3]*[.D17]*[.D17]/(50*50*[.$B$5]); 1; 0)" office:value-type="float" office:value="0" calcext:value-type="float">
            <text:p>0</text:p>
          </table:table-cell>
          <table:table-cell table:formula="of:=FLOOR([.$B$1]*[.$B$4]*[.D17]*[.D17]*[.D17]/(50*50*50*[.$B$5]); 1; 0)" office:value-type="float" office:value="68" calcext:value-type="float">
            <text:p>68</text:p>
          </table:table-cell>
          <table:table-cell table:formula="of:=[.E17]/[.$B$1]" office:value-type="percentage" office:value="0.34" calcext:value-type="percentage">
            <text:p>34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SUM([.F18:.H18])" office:value-type="float" office:value="62" calcext:value-type="float">
            <text:p>62</text:p>
          </table:table-cell>
          <table:table-cell table:formula="of:=FLOOR([.$B$1]*[.$B$2]*[.D18]/(50 * [.$B$5]); 1; 0)" office:value-type="float" office:value="0" calcext:value-type="float">
            <text:p>0</text:p>
          </table:table-cell>
          <table:table-cell table:formula="of:=FLOOR([.$B$1]*[.$B$3]*[.D18]*[.D18]/(50*50*[.$B$5]); 1; 0)" office:value-type="float" office:value="0" calcext:value-type="float">
            <text:p>0</text:p>
          </table:table-cell>
          <table:table-cell table:formula="of:=FLOOR([.$B$1]*[.$B$4]*[.D18]*[.D18]*[.D18]/(50*50*50*[.$B$5]); 1; 0)" office:value-type="float" office:value="62" calcext:value-type="float">
            <text:p>62</text:p>
          </table:table-cell>
          <table:table-cell table:formula="of:=[.E18]/[.$B$1]" office:value-type="percentage" office:value="0.31" calcext:value-type="percentage">
            <text:p>31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SUM([.F19:.H19])" office:value-type="float" office:value="57" calcext:value-type="float">
            <text:p>57</text:p>
          </table:table-cell>
          <table:table-cell table:formula="of:=FLOOR([.$B$1]*[.$B$2]*[.D19]/(50 * [.$B$5]); 1; 0)" office:value-type="float" office:value="0" calcext:value-type="float">
            <text:p>0</text:p>
          </table:table-cell>
          <table:table-cell table:formula="of:=FLOOR([.$B$1]*[.$B$3]*[.D19]*[.D19]/(50*50*[.$B$5]); 1; 0)" office:value-type="float" office:value="0" calcext:value-type="float">
            <text:p>0</text:p>
          </table:table-cell>
          <table:table-cell table:formula="of:=FLOOR([.$B$1]*[.$B$4]*[.D19]*[.D19]*[.D19]/(50*50*50*[.$B$5]); 1; 0)" office:value-type="float" office:value="57" calcext:value-type="float">
            <text:p>57</text:p>
          </table:table-cell>
          <table:table-cell table:formula="of:=[.E19]/[.$B$1]" office:value-type="percentage" office:value="0.285" calcext:value-type="percentage">
            <text:p>29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SUM([.F20:.H20])" office:value-type="float" office:value="52" calcext:value-type="float">
            <text:p>52</text:p>
          </table:table-cell>
          <table:table-cell table:formula="of:=FLOOR([.$B$1]*[.$B$2]*[.D20]/(50 * [.$B$5]); 1; 0)" office:value-type="float" office:value="0" calcext:value-type="float">
            <text:p>0</text:p>
          </table:table-cell>
          <table:table-cell table:formula="of:=FLOOR([.$B$1]*[.$B$3]*[.D20]*[.D20]/(50*50*[.$B$5]); 1; 0)" office:value-type="float" office:value="0" calcext:value-type="float">
            <text:p>0</text:p>
          </table:table-cell>
          <table:table-cell table:formula="of:=FLOOR([.$B$1]*[.$B$4]*[.D20]*[.D20]*[.D20]/(50*50*50*[.$B$5]); 1; 0)" office:value-type="float" office:value="52" calcext:value-type="float">
            <text:p>52</text:p>
          </table:table-cell>
          <table:table-cell table:formula="of:=[.E20]/[.$B$1]" office:value-type="percentage" office:value="0.26" calcext:value-type="percentage">
            <text:p>26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SUM([.F21:.H21])" office:value-type="float" office:value="47" calcext:value-type="float">
            <text:p>47</text:p>
          </table:table-cell>
          <table:table-cell table:formula="of:=FLOOR([.$B$1]*[.$B$2]*[.D21]/(50 * [.$B$5]); 1; 0)" office:value-type="float" office:value="0" calcext:value-type="float">
            <text:p>0</text:p>
          </table:table-cell>
          <table:table-cell table:formula="of:=FLOOR([.$B$1]*[.$B$3]*[.D21]*[.D21]/(50*50*[.$B$5]); 1; 0)" office:value-type="float" office:value="0" calcext:value-type="float">
            <text:p>0</text:p>
          </table:table-cell>
          <table:table-cell table:formula="of:=FLOOR([.$B$1]*[.$B$4]*[.D21]*[.D21]*[.D21]/(50*50*50*[.$B$5]); 1; 0)" office:value-type="float" office:value="47" calcext:value-type="float">
            <text:p>47</text:p>
          </table:table-cell>
          <table:table-cell table:formula="of:=[.E21]/[.$B$1]" office:value-type="percentage" office:value="0.235" calcext:value-type="percentage">
            <text:p>24%</text:p>
          </table:table-cell>
        </table:table-row>
        <table:table-row table:style-name="ro1"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4" table:formula="of:=SUM([.F22:.H22])" office:value-type="float" office:value="43" calcext:value-type="float">
            <text:p>43</text:p>
          </table:table-cell>
          <table:table-cell table:formula="of:=FLOOR([.$B$1]*[.$B$2]*[.D22]/(50 * [.$B$5]); 1; 0)" office:value-type="float" office:value="0" calcext:value-type="float">
            <text:p>0</text:p>
          </table:table-cell>
          <table:table-cell table:formula="of:=FLOOR([.$B$1]*[.$B$3]*[.D22]*[.D22]/(50*50*[.$B$5]); 1; 0)" office:value-type="float" office:value="0" calcext:value-type="float">
            <text:p>0</text:p>
          </table:table-cell>
          <table:table-cell table:formula="of:=FLOOR([.$B$1]*[.$B$4]*[.D22]*[.D22]*[.D22]/(50*50*50*[.$B$5]); 1; 0)" office:value-type="float" office:value="43" calcext:value-type="float">
            <text:p>43</text:p>
          </table:table-cell>
          <table:table-cell table:formula="of:=[.E22]/[.$B$1]" office:value-type="percentage" office:value="0.215" calcext:value-type="percentage">
            <text:p>22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SUM([.F23:.H23])" office:value-type="float" office:value="39" calcext:value-type="float">
            <text:p>39</text:p>
          </table:table-cell>
          <table:table-cell table:formula="of:=FLOOR([.$B$1]*[.$B$2]*[.D23]/(50 * [.$B$5]); 1; 0)" office:value-type="float" office:value="0" calcext:value-type="float">
            <text:p>0</text:p>
          </table:table-cell>
          <table:table-cell table:formula="of:=FLOOR([.$B$1]*[.$B$3]*[.D23]*[.D23]/(50*50*[.$B$5]); 1; 0)" office:value-type="float" office:value="0" calcext:value-type="float">
            <text:p>0</text:p>
          </table:table-cell>
          <table:table-cell table:formula="of:=FLOOR([.$B$1]*[.$B$4]*[.D23]*[.D23]*[.D23]/(50*50*50*[.$B$5]); 1; 0)" office:value-type="float" office:value="39" calcext:value-type="float">
            <text:p>39</text:p>
          </table:table-cell>
          <table:table-cell table:formula="of:=[.E23]/[.$B$1]" office:value-type="percentage" office:value="0.195" calcext:value-type="percentage">
            <text:p>20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SUM([.F24:.H24])" office:value-type="float" office:value="35" calcext:value-type="float">
            <text:p>35</text:p>
          </table:table-cell>
          <table:table-cell table:formula="of:=FLOOR([.$B$1]*[.$B$2]*[.D24]/(50 * [.$B$5]); 1; 0)" office:value-type="float" office:value="0" calcext:value-type="float">
            <text:p>0</text:p>
          </table:table-cell>
          <table:table-cell table:formula="of:=FLOOR([.$B$1]*[.$B$3]*[.D24]*[.D24]/(50*50*[.$B$5]); 1; 0)" office:value-type="float" office:value="0" calcext:value-type="float">
            <text:p>0</text:p>
          </table:table-cell>
          <table:table-cell table:formula="of:=FLOOR([.$B$1]*[.$B$4]*[.D24]*[.D24]*[.D24]/(50*50*50*[.$B$5]); 1; 0)" office:value-type="float" office:value="35" calcext:value-type="float">
            <text:p>35</text:p>
          </table:table-cell>
          <table:table-cell table:formula="of:=[.E24]/[.$B$1]" office:value-type="percentage" office:value="0.175" calcext:value-type="percentage">
            <text:p>18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SUM([.F25:.H25])" office:value-type="float" office:value="31" calcext:value-type="float">
            <text:p>31</text:p>
          </table:table-cell>
          <table:table-cell table:formula="of:=FLOOR([.$B$1]*[.$B$2]*[.D25]/(50 * [.$B$5]); 1; 0)" office:value-type="float" office:value="0" calcext:value-type="float">
            <text:p>0</text:p>
          </table:table-cell>
          <table:table-cell table:formula="of:=FLOOR([.$B$1]*[.$B$3]*[.D25]*[.D25]/(50*50*[.$B$5]); 1; 0)" office:value-type="float" office:value="0" calcext:value-type="float">
            <text:p>0</text:p>
          </table:table-cell>
          <table:table-cell table:formula="of:=FLOOR([.$B$1]*[.$B$4]*[.D25]*[.D25]*[.D25]/(50*50*50*[.$B$5]); 1; 0)" office:value-type="float" office:value="31" calcext:value-type="float">
            <text:p>31</text:p>
          </table:table-cell>
          <table:table-cell table:formula="of:=[.E25]/[.$B$1]" office:value-type="percentage" office:value="0.155" calcext:value-type="percentage">
            <text:p>16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F26:.H26])" office:value-type="float" office:value="28" calcext:value-type="float">
            <text:p>28</text:p>
          </table:table-cell>
          <table:table-cell table:formula="of:=FLOOR([.$B$1]*[.$B$2]*[.D26]/(50 * [.$B$5]); 1; 0)" office:value-type="float" office:value="0" calcext:value-type="float">
            <text:p>0</text:p>
          </table:table-cell>
          <table:table-cell table:formula="of:=FLOOR([.$B$1]*[.$B$3]*[.D26]*[.D26]/(50*50*[.$B$5]); 1; 0)" office:value-type="float" office:value="0" calcext:value-type="float">
            <text:p>0</text:p>
          </table:table-cell>
          <table:table-cell table:formula="of:=FLOOR([.$B$1]*[.$B$4]*[.D26]*[.D26]*[.D26]/(50*50*50*[.$B$5]); 1; 0)" office:value-type="float" office:value="28" calcext:value-type="float">
            <text:p>28</text:p>
          </table:table-cell>
          <table:table-cell table:formula="of:=[.E26]/[.$B$1]" office:value-type="percentage" office:value="0.14" calcext:value-type="percentage">
            <text:p>14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SUM([.F27:.H27])" office:value-type="float" office:value="25" calcext:value-type="float">
            <text:p>25</text:p>
          </table:table-cell>
          <table:table-cell table:formula="of:=FLOOR([.$B$1]*[.$B$2]*[.D27]/(50 * [.$B$5]); 1; 0)" office:value-type="float" office:value="0" calcext:value-type="float">
            <text:p>0</text:p>
          </table:table-cell>
          <table:table-cell table:formula="of:=FLOOR([.$B$1]*[.$B$3]*[.D27]*[.D27]/(50*50*[.$B$5]); 1; 0)" office:value-type="float" office:value="0" calcext:value-type="float">
            <text:p>0</text:p>
          </table:table-cell>
          <table:table-cell table:formula="of:=FLOOR([.$B$1]*[.$B$4]*[.D27]*[.D27]*[.D27]/(50*50*50*[.$B$5]); 1; 0)" office:value-type="float" office:value="25" calcext:value-type="float">
            <text:p>25</text:p>
          </table:table-cell>
          <table:table-cell table:formula="of:=[.E27]/[.$B$1]" office:value-type="percentage" office:value="0.125" calcext:value-type="percentage">
            <text:p>13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SUM([.F28:.H28])" office:value-type="float" office:value="22" calcext:value-type="float">
            <text:p>22</text:p>
          </table:table-cell>
          <table:table-cell table:formula="of:=FLOOR([.$B$1]*[.$B$2]*[.D28]/(50 * [.$B$5]); 1; 0)" office:value-type="float" office:value="0" calcext:value-type="float">
            <text:p>0</text:p>
          </table:table-cell>
          <table:table-cell table:formula="of:=FLOOR([.$B$1]*[.$B$3]*[.D28]*[.D28]/(50*50*[.$B$5]); 1; 0)" office:value-type="float" office:value="0" calcext:value-type="float">
            <text:p>0</text:p>
          </table:table-cell>
          <table:table-cell table:formula="of:=FLOOR([.$B$1]*[.$B$4]*[.D28]*[.D28]*[.D28]/(50*50*50*[.$B$5]); 1; 0)" office:value-type="float" office:value="22" calcext:value-type="float">
            <text:p>22</text:p>
          </table:table-cell>
          <table:table-cell table:formula="of:=[.E28]/[.$B$1]" office:value-type="percentage" office:value="0.11" calcext:value-type="percentage">
            <text:p>11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SUM([.F29:.H29])" office:value-type="float" office:value="19" calcext:value-type="float">
            <text:p>19</text:p>
          </table:table-cell>
          <table:table-cell table:formula="of:=FLOOR([.$B$1]*[.$B$2]*[.D29]/(50 * [.$B$5]); 1; 0)" office:value-type="float" office:value="0" calcext:value-type="float">
            <text:p>0</text:p>
          </table:table-cell>
          <table:table-cell table:formula="of:=FLOOR([.$B$1]*[.$B$3]*[.D29]*[.D29]/(50*50*[.$B$5]); 1; 0)" office:value-type="float" office:value="0" calcext:value-type="float">
            <text:p>0</text:p>
          </table:table-cell>
          <table:table-cell table:formula="of:=FLOOR([.$B$1]*[.$B$4]*[.D29]*[.D29]*[.D29]/(50*50*50*[.$B$5]); 1; 0)" office:value-type="float" office:value="19" calcext:value-type="float">
            <text:p>19</text:p>
          </table:table-cell>
          <table:table-cell table:formula="of:=[.E29]/[.$B$1]" office:value-type="percentage" office:value="0.095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F30:.H30])" office:value-type="float" office:value="17" calcext:value-type="float">
            <text:p>17</text:p>
          </table:table-cell>
          <table:table-cell table:formula="of:=FLOOR([.$B$1]*[.$B$2]*[.D30]/(50 * [.$B$5]); 1; 0)" office:value-type="float" office:value="0" calcext:value-type="float">
            <text:p>0</text:p>
          </table:table-cell>
          <table:table-cell table:formula="of:=FLOOR([.$B$1]*[.$B$3]*[.D30]*[.D30]/(50*50*[.$B$5]); 1; 0)" office:value-type="float" office:value="0" calcext:value-type="float">
            <text:p>0</text:p>
          </table:table-cell>
          <table:table-cell table:formula="of:=FLOOR([.$B$1]*[.$B$4]*[.D30]*[.D30]*[.D30]/(50*50*50*[.$B$5]); 1; 0)" office:value-type="float" office:value="17" calcext:value-type="float">
            <text:p>17</text:p>
          </table:table-cell>
          <table:table-cell table:formula="of:=[.E30]/[.$B$1]" office:value-type="percentage" office:value="0.085" calcext:value-type="percentage">
            <text:p>9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F31:.H31])" office:value-type="float" office:value="14" calcext:value-type="float">
            <text:p>14</text:p>
          </table:table-cell>
          <table:table-cell table:formula="of:=FLOOR([.$B$1]*[.$B$2]*[.D31]/(50 * [.$B$5]); 1; 0)" office:value-type="float" office:value="0" calcext:value-type="float">
            <text:p>0</text:p>
          </table:table-cell>
          <table:table-cell table:formula="of:=FLOOR([.$B$1]*[.$B$3]*[.D31]*[.D31]/(50*50*[.$B$5]); 1; 0)" office:value-type="float" office:value="0" calcext:value-type="float">
            <text:p>0</text:p>
          </table:table-cell>
          <table:table-cell table:formula="of:=FLOOR([.$B$1]*[.$B$4]*[.D31]*[.D31]*[.D31]/(50*50*50*[.$B$5]); 1; 0)" office:value-type="float" office:value="14" calcext:value-type="float">
            <text:p>14</text:p>
          </table:table-cell>
          <table:table-cell table:formula="of:=[.E31]/[.$B$1]" office:value-type="percentage" office:value="0.07" calcext:value-type="percentage">
            <text:p>7%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table:formula="of:=SUM([.F32:.H32])" office:value-type="float" office:value="12" calcext:value-type="float">
            <text:p>12</text:p>
          </table:table-cell>
          <table:table-cell table:formula="of:=FLOOR([.$B$1]*[.$B$2]*[.D32]/(50 * [.$B$5]); 1; 0)" office:value-type="float" office:value="0" calcext:value-type="float">
            <text:p>0</text:p>
          </table:table-cell>
          <table:table-cell table:formula="of:=FLOOR([.$B$1]*[.$B$3]*[.D32]*[.D32]/(50*50*[.$B$5]); 1; 0)" office:value-type="float" office:value="0" calcext:value-type="float">
            <text:p>0</text:p>
          </table:table-cell>
          <table:table-cell table:formula="of:=FLOOR([.$B$1]*[.$B$4]*[.D32]*[.D32]*[.D32]/(50*50*50*[.$B$5]); 1; 0)" office:value-type="float" office:value="12" calcext:value-type="float">
            <text:p>12</text:p>
          </table:table-cell>
          <table:table-cell table:formula="of:=[.E32]/[.$B$1]" office:value-type="percentage" office:value="0.06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SUM([.F33:.H33])" office:value-type="float" office:value="10" calcext:value-type="float">
            <text:p>10</text:p>
          </table:table-cell>
          <table:table-cell table:formula="of:=FLOOR([.$B$1]*[.$B$2]*[.D33]/(50 * [.$B$5]); 1; 0)" office:value-type="float" office:value="0" calcext:value-type="float">
            <text:p>0</text:p>
          </table:table-cell>
          <table:table-cell table:formula="of:=FLOOR([.$B$1]*[.$B$3]*[.D33]*[.D33]/(50*50*[.$B$5]); 1; 0)" office:value-type="float" office:value="0" calcext:value-type="float">
            <text:p>0</text:p>
          </table:table-cell>
          <table:table-cell table:formula="of:=FLOOR([.$B$1]*[.$B$4]*[.D33]*[.D33]*[.D33]/(50*50*50*[.$B$5]); 1; 0)" office:value-type="float" office:value="10" calcext:value-type="float">
            <text:p>10</text:p>
          </table:table-cell>
          <table:table-cell table:formula="of:=[.E33]/[.$B$1]" office:value-type="percentage" office:value="0.05" calcext:value-type="percentage">
            <text:p>5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F34:.H34])" office:value-type="float" office:value="9" calcext:value-type="float">
            <text:p>9</text:p>
          </table:table-cell>
          <table:table-cell table:formula="of:=FLOOR([.$B$1]*[.$B$2]*[.D34]/(50 * [.$B$5]); 1; 0)" office:value-type="float" office:value="0" calcext:value-type="float">
            <text:p>0</text:p>
          </table:table-cell>
          <table:table-cell table:formula="of:=FLOOR([.$B$1]*[.$B$3]*[.D34]*[.D34]/(50*50*[.$B$5]); 1; 0)" office:value-type="float" office:value="0" calcext:value-type="float">
            <text:p>0</text:p>
          </table:table-cell>
          <table:table-cell table:formula="of:=FLOOR([.$B$1]*[.$B$4]*[.D34]*[.D34]*[.D34]/(50*50*50*[.$B$5]); 1; 0)" office:value-type="float" office:value="9" calcext:value-type="float">
            <text:p>9</text:p>
          </table:table-cell>
          <table:table-cell table:formula="of:=[.E34]/[.$B$1]" office:value-type="percentage" office:value="0.045" calcext:value-type="percentage">
            <text:p>5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F35:.H35])" office:value-type="float" office:value="7" calcext:value-type="float">
            <text:p>7</text:p>
          </table:table-cell>
          <table:table-cell table:formula="of:=FLOOR([.$B$1]*[.$B$2]*[.D35]/(50 * [.$B$5]); 1; 0)" office:value-type="float" office:value="0" calcext:value-type="float">
            <text:p>0</text:p>
          </table:table-cell>
          <table:table-cell table:formula="of:=FLOOR([.$B$1]*[.$B$3]*[.D35]*[.D35]/(50*50*[.$B$5]); 1; 0)" office:value-type="float" office:value="0" calcext:value-type="float">
            <text:p>0</text:p>
          </table:table-cell>
          <table:table-cell table:formula="of:=FLOOR([.$B$1]*[.$B$4]*[.D35]*[.D35]*[.D35]/(50*50*50*[.$B$5]); 1; 0)" office:value-type="float" office:value="7" calcext:value-type="float">
            <text:p>7</text:p>
          </table:table-cell>
          <table:table-cell table:formula="of:=[.E35]/[.$B$1]" office:value-type="percentage" office:value="0.035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F36:.H36])" office:value-type="float" office:value="6" calcext:value-type="float">
            <text:p>6</text:p>
          </table:table-cell>
          <table:table-cell table:formula="of:=FLOOR([.$B$1]*[.$B$2]*[.D36]/(50 * [.$B$5]); 1; 0)" office:value-type="float" office:value="0" calcext:value-type="float">
            <text:p>0</text:p>
          </table:table-cell>
          <table:table-cell table:formula="of:=FLOOR([.$B$1]*[.$B$3]*[.D36]*[.D36]/(50*50*[.$B$5]); 1; 0)" office:value-type="float" office:value="0" calcext:value-type="float">
            <text:p>0</text:p>
          </table:table-cell>
          <table:table-cell table:formula="of:=FLOOR([.$B$1]*[.$B$4]*[.D36]*[.D36]*[.D36]/(50*50*50*[.$B$5]); 1; 0)" office:value-type="float" office:value="6" calcext:value-type="float">
            <text:p>6</text:p>
          </table:table-cell>
          <table:table-cell table:formula="of:=[.E36]/[.$B$1]" office:value-type="percentage" office:value="0.0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F37:.H37])" office:value-type="float" office:value="5" calcext:value-type="float">
            <text:p>5</text:p>
          </table:table-cell>
          <table:table-cell table:formula="of:=FLOOR([.$B$1]*[.$B$2]*[.D37]/(50 * [.$B$5]); 1; 0)" office:value-type="float" office:value="0" calcext:value-type="float">
            <text:p>0</text:p>
          </table:table-cell>
          <table:table-cell table:formula="of:=FLOOR([.$B$1]*[.$B$3]*[.D37]*[.D37]/(50*50*[.$B$5]); 1; 0)" office:value-type="float" office:value="0" calcext:value-type="float">
            <text:p>0</text:p>
          </table:table-cell>
          <table:table-cell table:formula="of:=FLOOR([.$B$1]*[.$B$4]*[.D37]*[.D37]*[.D37]/(50*50*50*[.$B$5]); 1; 0)" office:value-type="float" office:value="5" calcext:value-type="float">
            <text:p>5</text:p>
          </table:table-cell>
          <table:table-cell table:formula="of:=[.E37]/[.$B$1]" office:value-type="percentage" office:value="0.025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SUM([.F38:.H38])" office:value-type="float" office:value="4" calcext:value-type="float">
            <text:p>4</text:p>
          </table:table-cell>
          <table:table-cell table:formula="of:=FLOOR([.$B$1]*[.$B$2]*[.D38]/(50 * [.$B$5]); 1; 0)" office:value-type="float" office:value="0" calcext:value-type="float">
            <text:p>0</text:p>
          </table:table-cell>
          <table:table-cell table:formula="of:=FLOOR([.$B$1]*[.$B$3]*[.D38]*[.D38]/(50*50*[.$B$5]); 1; 0)" office:value-type="float" office:value="0" calcext:value-type="float">
            <text:p>0</text:p>
          </table:table-cell>
          <table:table-cell table:formula="of:=FLOOR([.$B$1]*[.$B$4]*[.D38]*[.D38]*[.D38]/(50*50*50*[.$B$5]); 1; 0)" office:value-type="float" office:value="4" calcext:value-type="float">
            <text:p>4</text:p>
          </table:table-cell>
          <table:table-cell table:formula="of:=[.E38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SUM([.F39:.H39])" office:value-type="float" office:value="3" calcext:value-type="float">
            <text:p>3</text:p>
          </table:table-cell>
          <table:table-cell table:formula="of:=FLOOR([.$B$1]*[.$B$2]*[.D39]/(50 * [.$B$5]); 1; 0)" office:value-type="float" office:value="0" calcext:value-type="float">
            <text:p>0</text:p>
          </table:table-cell>
          <table:table-cell table:formula="of:=FLOOR([.$B$1]*[.$B$3]*[.D39]*[.D39]/(50*50*[.$B$5]); 1; 0)" office:value-type="float" office:value="0" calcext:value-type="float">
            <text:p>0</text:p>
          </table:table-cell>
          <table:table-cell table:formula="of:=FLOOR([.$B$1]*[.$B$4]*[.D39]*[.D39]*[.D39]/(50*50*50*[.$B$5]); 1; 0)" office:value-type="float" office:value="3" calcext:value-type="float">
            <text:p>3</text:p>
          </table:table-cell>
          <table:table-cell table:formula="of:=[.E39]/[.$B$1]" office:value-type="percentage" office:value="0.015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F40:.H40])" office:value-type="float" office:value="2" calcext:value-type="float">
            <text:p>2</text:p>
          </table:table-cell>
          <table:table-cell table:formula="of:=FLOOR([.$B$1]*[.$B$2]*[.D40]/(50 * [.$B$5]); 1; 0)" office:value-type="float" office:value="0" calcext:value-type="float">
            <text:p>0</text:p>
          </table:table-cell>
          <table:table-cell table:formula="of:=FLOOR([.$B$1]*[.$B$3]*[.D40]*[.D40]/(50*50*[.$B$5]); 1; 0)" office:value-type="float" office:value="0" calcext:value-type="float">
            <text:p>0</text:p>
          </table:table-cell>
          <table:table-cell table:formula="of:=FLOOR([.$B$1]*[.$B$4]*[.D40]*[.D40]*[.D40]/(50*50*50*[.$B$5]); 1; 0)" office:value-type="float" office:value="2" calcext:value-type="float">
            <text:p>2</text:p>
          </table:table-cell>
          <table:table-cell table:formula="of:=[.E40]/[.$B$1]" office:value-type="percentage" office:value="0.01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F41:.H41])" office:value-type="float" office:value="2" calcext:value-type="float">
            <text:p>2</text:p>
          </table:table-cell>
          <table:table-cell table:formula="of:=FLOOR([.$B$1]*[.$B$2]*[.D41]/(50 * [.$B$5]); 1; 0)" office:value-type="float" office:value="0" calcext:value-type="float">
            <text:p>0</text:p>
          </table:table-cell>
          <table:table-cell table:formula="of:=FLOOR([.$B$1]*[.$B$3]*[.D41]*[.D41]/(50*50*[.$B$5]); 1; 0)" office:value-type="float" office:value="0" calcext:value-type="float">
            <text:p>0</text:p>
          </table:table-cell>
          <table:table-cell table:formula="of:=FLOOR([.$B$1]*[.$B$4]*[.D41]*[.D41]*[.D41]/(50*50*50*[.$B$5]); 1; 0)" office:value-type="float" office:value="2" calcext:value-type="float">
            <text:p>2</text:p>
          </table:table-cell>
          <table:table-cell table:formula="of:=[.E41]/[.$B$1]" office:value-type="percentage" office:value="0.01" calcext:value-type="percentage">
            <text:p>1%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SUM([.F42:.H42])" office:value-type="float" office:value="1" calcext:value-type="float">
            <text:p>1</text:p>
          </table:table-cell>
          <table:table-cell table:formula="of:=FLOOR([.$B$1]*[.$B$2]*[.D42]/(50 * [.$B$5]); 1; 0)" office:value-type="float" office:value="0" calcext:value-type="float">
            <text:p>0</text:p>
          </table:table-cell>
          <table:table-cell table:formula="of:=FLOOR([.$B$1]*[.$B$3]*[.D42]*[.D42]/(50*50*[.$B$5]); 1; 0)" office:value-type="float" office:value="0" calcext:value-type="float">
            <text:p>0</text:p>
          </table:table-cell>
          <table:table-cell table:formula="of:=FLOOR([.$B$1]*[.$B$4]*[.D42]*[.D42]*[.D42]/(50*50*50*[.$B$5]); 1; 0)" office:value-type="float" office:value="1" calcext:value-type="float">
            <text:p>1</text:p>
          </table:table-cell>
          <table:table-cell table:formula="of:=[.E42]/[.$B$1]" office:value-type="percentage" office:value="0.005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SUM([.F43:.H43])" office:value-type="float" office:value="1" calcext:value-type="float">
            <text:p>1</text:p>
          </table:table-cell>
          <table:table-cell table:formula="of:=FLOOR([.$B$1]*[.$B$2]*[.D43]/(50 * [.$B$5]); 1; 0)" office:value-type="float" office:value="0" calcext:value-type="float">
            <text:p>0</text:p>
          </table:table-cell>
          <table:table-cell table:formula="of:=FLOOR([.$B$1]*[.$B$3]*[.D43]*[.D43]/(50*50*[.$B$5]); 1; 0)" office:value-type="float" office:value="0" calcext:value-type="float">
            <text:p>0</text:p>
          </table:table-cell>
          <table:table-cell table:formula="of:=FLOOR([.$B$1]*[.$B$4]*[.D43]*[.D43]*[.D43]/(50*50*50*[.$B$5]); 1; 0)" office:value-type="float" office:value="1" calcext:value-type="float">
            <text:p>1</text:p>
          </table:table-cell>
          <table:table-cell table:formula="of:=[.E43]/[.$B$1]" office:value-type="percentage" office:value="0.005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SUM([.F44:.H44])" office:value-type="float" office:value="0" calcext:value-type="float">
            <text:p>0</text:p>
          </table:table-cell>
          <table:table-cell table:formula="of:=FLOOR([.$B$1]*[.$B$2]*[.D44]/(50 * [.$B$5]); 1; 0)" office:value-type="float" office:value="0" calcext:value-type="float">
            <text:p>0</text:p>
          </table:table-cell>
          <table:table-cell table:formula="of:=FLOOR([.$B$1]*[.$B$3]*[.D44]*[.D44]/(50*50*[.$B$5]); 1; 0)" office:value-type="float" office:value="0" calcext:value-type="float">
            <text:p>0</text:p>
          </table:table-cell>
          <table:table-cell table:formula="of:=FLOOR([.$B$1]*[.$B$4]*[.D44]*[.D44]*[.D44]/(50*50*50*[.$B$5]); 1; 0)" office:value-type="float" office:value="0" calcext:value-type="float">
            <text:p>0</text:p>
          </table:table-cell>
          <table:table-cell table:formula="of:=[.E44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SUM([.F45:.H45])" office:value-type="float" office:value="0" calcext:value-type="float">
            <text:p>0</text:p>
          </table:table-cell>
          <table:table-cell table:formula="of:=FLOOR([.$B$1]*[.$B$2]*[.D45]/(50 * [.$B$5]); 1; 0)" office:value-type="float" office:value="0" calcext:value-type="float">
            <text:p>0</text:p>
          </table:table-cell>
          <table:table-cell table:formula="of:=FLOOR([.$B$1]*[.$B$3]*[.D45]*[.D45]/(50*50*[.$B$5]); 1; 0)" office:value-type="float" office:value="0" calcext:value-type="float">
            <text:p>0</text:p>
          </table:table-cell>
          <table:table-cell table:formula="of:=FLOOR([.$B$1]*[.$B$4]*[.D45]*[.D45]*[.D45]/(50*50*50*[.$B$5]); 1; 0)" office:value-type="float" office:value="0" calcext:value-type="float">
            <text:p>0</text:p>
          </table:table-cell>
          <table:table-cell table:formula="of:=[.E45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SUM([.F46:.H46])" office:value-type="float" office:value="0" calcext:value-type="float">
            <text:p>0</text:p>
          </table:table-cell>
          <table:table-cell table:formula="of:=FLOOR([.$B$1]*[.$B$2]*[.D46]/(50 * [.$B$5]); 1; 0)" office:value-type="float" office:value="0" calcext:value-type="float">
            <text:p>0</text:p>
          </table:table-cell>
          <table:table-cell table:formula="of:=FLOOR([.$B$1]*[.$B$3]*[.D46]*[.D46]/(50*50*[.$B$5]); 1; 0)" office:value-type="float" office:value="0" calcext:value-type="float">
            <text:p>0</text:p>
          </table:table-cell>
          <table:table-cell table:formula="of:=FLOOR([.$B$1]*[.$B$4]*[.D46]*[.D46]*[.D46]/(50*50*50*[.$B$5]); 1; 0)" office:value-type="float" office:value="0" calcext:value-type="float">
            <text:p>0</text:p>
          </table:table-cell>
          <table:table-cell table:formula="of:=[.E46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SUM([.F47:.H47])" office:value-type="float" office:value="0" calcext:value-type="float">
            <text:p>0</text:p>
          </table:table-cell>
          <table:table-cell table:formula="of:=FLOOR([.$B$1]*[.$B$2]*[.D47]/(50 * [.$B$5]); 1; 0)" office:value-type="float" office:value="0" calcext:value-type="float">
            <text:p>0</text:p>
          </table:table-cell>
          <table:table-cell table:formula="of:=FLOOR([.$B$1]*[.$B$3]*[.D47]*[.D47]/(50*50*[.$B$5]); 1; 0)" office:value-type="float" office:value="0" calcext:value-type="float">
            <text:p>0</text:p>
          </table:table-cell>
          <table:table-cell table:formula="of:=FLOOR([.$B$1]*[.$B$4]*[.D47]*[.D47]*[.D47]/(50*50*50*[.$B$5]); 1; 0)" office:value-type="float" office:value="0" calcext:value-type="float">
            <text:p>0</text:p>
          </table:table-cell>
          <table:table-cell table:formula="of:=[.E47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SUM([.F48:.H48])" office:value-type="float" office:value="0" calcext:value-type="float">
            <text:p>0</text:p>
          </table:table-cell>
          <table:table-cell table:formula="of:=FLOOR([.$B$1]*[.$B$2]*[.D48]/(50 * [.$B$5]); 1; 0)" office:value-type="float" office:value="0" calcext:value-type="float">
            <text:p>0</text:p>
          </table:table-cell>
          <table:table-cell table:formula="of:=FLOOR([.$B$1]*[.$B$3]*[.D48]*[.D48]/(50*50*[.$B$5]); 1; 0)" office:value-type="float" office:value="0" calcext:value-type="float">
            <text:p>0</text:p>
          </table:table-cell>
          <table:table-cell table:formula="of:=FLOOR([.$B$1]*[.$B$4]*[.D48]*[.D48]*[.D48]/(50*50*50*[.$B$5]); 1; 0)" office:value-type="float" office:value="0" calcext:value-type="float">
            <text:p>0</text:p>
          </table:table-cell>
          <table:table-cell table:formula="of:=[.E48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SUM([.F49:.H49])" office:value-type="float" office:value="0" calcext:value-type="float">
            <text:p>0</text:p>
          </table:table-cell>
          <table:table-cell table:formula="of:=FLOOR([.$B$1]*[.$B$2]*[.D49]/(50 * [.$B$5]); 1; 0)" office:value-type="float" office:value="0" calcext:value-type="float">
            <text:p>0</text:p>
          </table:table-cell>
          <table:table-cell table:formula="of:=FLOOR([.$B$1]*[.$B$3]*[.D49]*[.D49]/(50*50*[.$B$5]); 1; 0)" office:value-type="float" office:value="0" calcext:value-type="float">
            <text:p>0</text:p>
          </table:table-cell>
          <table:table-cell table:formula="of:=FLOOR([.$B$1]*[.$B$4]*[.D49]*[.D49]*[.D49]/(50*50*50*[.$B$5]); 1; 0)" office:value-type="float" office:value="0" calcext:value-type="float">
            <text:p>0</text:p>
          </table:table-cell>
          <table:table-cell table:formula="of:=[.E49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0:.H50])" office:value-type="float" office:value="0" calcext:value-type="float">
            <text:p>0</text:p>
          </table:table-cell>
          <table:table-cell table:formula="of:=FLOOR([.$B$1]*[.$B$2]*[.D50]/(50 * [.$B$5]); 1; 0)" office:value-type="float" office:value="0" calcext:value-type="float">
            <text:p>0</text:p>
          </table:table-cell>
          <table:table-cell table:formula="of:=FLOOR([.$B$1]*[.$B$3]*[.D50]*[.D50]/(50*50*[.$B$5]); 1; 0)" office:value-type="float" office:value="0" calcext:value-type="float">
            <text:p>0</text:p>
          </table:table-cell>
          <table:table-cell table:formula="of:=FLOOR([.$B$1]*[.$B$4]*[.D50]*[.D50]*[.D50]/(50*50*50*[.$B$5]); 1; 0)" office:value-type="float" office:value="0" calcext:value-type="float">
            <text:p>0</text:p>
          </table:table-cell>
          <table:table-cell table:formula="of:=[.E50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1:.H51])" office:value-type="float" office:value="0" calcext:value-type="float">
            <text:p>0</text:p>
          </table:table-cell>
          <table:table-cell table:formula="of:=FLOOR([.$B$1]*[.$B$2]*[.D51]/(50 * [.$B$5]); 1; 0)" office:value-type="float" office:value="0" calcext:value-type="float">
            <text:p>0</text:p>
          </table:table-cell>
          <table:table-cell table:formula="of:=FLOOR([.$B$1]*[.$B$3]*[.D51]*[.D51]/(50*50*[.$B$5]); 1; 0)" office:value-type="float" office:value="0" calcext:value-type="float">
            <text:p>0</text:p>
          </table:table-cell>
          <table:table-cell table:formula="of:=FLOOR([.$B$1]*[.$B$4]*[.D51]*[.D51]*[.D51]/(50*50*50*[.$B$5]); 1; 0)" office:value-type="float" office:value="0" calcext:value-type="float">
            <text:p>0</text:p>
          </table:table-cell>
          <table:table-cell table:formula="of:=[.E51]/[.$B$1]"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48:08.490987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3:11:54.456550401</meta:creation-date>
    <dc:date>2015-11-12T09:56:51.913618189</dc:date>
    <meta:editing-duration>PT1H5M47S</meta:editing-duration>
    <meta:editing-cycles>12</meta:editing-cycles>
    <meta:generator>LibreOffice/4.2.8.2$Linux_X86_64 LibreOffice_project/420m0$Build-2</meta:generator>
    <meta:document-statistic meta:table-count="1" meta:cell-count="315" meta:object-count="0"/>
  </office:meta>
</office:document-meta>
</file>